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0.8437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1.128in"/>
    </style:style>
    <style:style style:name="co6" style:family="table-column">
      <style:table-column-properties fo:break-before="auto" style:column-width="0.9437in"/>
    </style:style>
    <style:style style:name="co7" style:family="table-column">
      <style:table-column-properties fo:break-before="auto" style:column-width="1.0945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4535in"/>
    </style:style>
    <style:style style:name="co10" style:family="table-column">
      <style:table-column-properties fo:break-before="auto" style:column-width="1.2445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1.2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91in" fo:break-before="auto" style:use-optimal-row-height="false"/>
    </style:style>
    <style:style style:name="ro3" style:family="table-row">
      <style:table-row-properties style:row-height="0.1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99"/>
    <style:style style:name="ce4" style:family="table-cell" style:parent-style-name="Default" style:data-style-name="N0"/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Unscheme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it_balance</text:p>
          </table:table-cell>
          <table:table-cell office:value-type="string" calcext:value-type="string">
            <text:p>leverage</text:p>
          </table:table-cell>
          <table:table-cell office:value-type="string" calcext:value-type="string">
            <text:p>2week profit </text:p>
          </table:table-cell>
          <table:table-cell office:value-type="string" calcext:value-type="string">
            <text:p>Cutout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8.73" calcext:value-type="float">
            <text:p>38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margin &gt; 50 run strat</text:p>
          </table:table-cell>
          <table:table-cell office:value-type="string" calcext:value-type="string">
            <text:p>can buy same market simultaneously</text:p>
          </table:table-cell>
          <table:table-cell office:value-type="string" calcext:value-type="string">
            <text:p>1mp = 78</text:p>
          </table:table-cell>
          <table:table-cell office:value-type="string" calcext:value-type="string">
            <text:p>Marginclosed = 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 lo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5.57" calcext:value-type="float">
            <text:p>15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p – 15.57</text:p>
          </table:table-cell>
          <table:table-cell office:value-type="string" calcext:value-type="string">
            <text:p>stagnan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.57" calcext:value-type="float">
            <text:p>15.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gnan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2.05" calcext:value-type="float">
            <text:p>62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&gt; 50</text:p>
          </table:table-cell>
          <table:table-cell office:value-type="string" calcext:value-type="string">
            <text:p>1yp = 133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38.73" calcext:value-type="float">
            <text:p>38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margin &gt; 50 run strat</text:p>
          </table:table-cell>
          <table:table-cell office:value-type="string" calcext:value-type="string">
            <text:p>can buy same market simultaneously</text:p>
          </table:table-cell>
          <table:table-cell office:value-type="string" calcext:value-type="string">
            <text:p>1mp = 78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3.8964072833705" calcext:value-type="float">
            <text:p>13.8964072833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margin &gt; 50 run strat</text:p>
          </table:table-cell>
          <table:table-cell office:value-type="string" calcext:value-type="string">
            <text:p>can buy same market simultaneousl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s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2.7177405930178" calcext:value-type="float">
            <text:p>52.7177405930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&gt; half</text:p>
          </table:table-cell>
          <table:table-cell/>
          <table:table-cell office:value-type="string" calcext:value-type="string">
            <text:p>no loss 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52.7177405930178" calcext:value-type="float">
            <text:p>52.7177405930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&gt; half</text:p>
          </table:table-cell>
          <table:table-cell/>
          <table:table-cell office:value-type="string" calcext:value-type="string">
            <text:p>loss</text:p>
          </table:table-cell>
          <table:table-cell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ce3"/>
        <table:table-column table:style-name="co4" table:default-cell-style-name="ce4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Experiment#</text:p>
          </table:table-cell>
          <table:table-cell office:value-type="string" calcext:value-type="string">
            <text:p>Init Balance</text:p>
          </table:table-cell>
          <table:table-cell office:value-type="string" calcext:value-type="string">
            <text:p>Leverage</text:p>
          </table:table-cell>
          <table:table-cell office:value-type="string" calcext:value-type="string">
            <text:p>Cutout </text:p>
          </table:table-cell>
          <table:table-cell office:value-type="string" calcext:value-type="string">
            <text:p>Cutout period</text:p>
          </table:table-cell>
          <table:table-cell office:value-type="string" calcext:value-type="string">
            <text:p>Filter delay</text:p>
          </table:table-cell>
          <table:table-cell table:style-name="Default" office:value-type="string" calcext:value-type="string">
            <text:p>Don’t buy same </text:p>
          </table:table-cell>
          <table:table-cell table:style-name="Default" office:value-type="string" calcext:value-type="string">
            <text:p>Filter version</text:p>
          </table:table-cell>
          <table:table-cell office:value-type="string" calcext:value-type="string">
            <text:p>Strategy version </text:p>
          </table:table-cell>
          <table:table-cell office:value-type="string" calcext:value-type="string">
            <text:p>Mean version</text:p>
          </table:table-cell>
          <table:table-cell office:value-type="string" calcext:value-type="string">
            <text:p>Margin condition</text:p>
          </table:table-cell>
          <table:table-cell office:value-type="string" calcext:value-type="string">
            <text:p>Amount calculation</text:p>
          </table:table-cell>
          <table:table-cell office:value-type="string" calcext:value-type="string">
            <text:p>Strategy balance input</text:p>
          </table:table-cell>
          <table:table-cell office:value-type="string" calcext:value-type="string">
            <text:p>Comment on result</text:p>
          </table:table-cell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15H42M31.16S" calcext:value-type="time">
            <text:p>03:42:31 P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fe balance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22H27M54.965S" calcext:value-type="time">
            <text:p>10:27:54 P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fe balance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date" office:date-value="2022-04-12" calcext:value-type="date">
            <text:p>04/12/22</text:p>
          </table:table-cell>
          <table:table-cell office:value-type="time" office:time-value="PT15H57M38.987S" calcext:value-type="time">
            <text:p>03:57:38 PM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fe balance</text:p>
          </table:table-cell>
          <table:table-cell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utout</text:p>
          </table:table-cell>
          <table:table-cell/>
          <table:table-cell office:value-type="string" calcext:value-type="string">
            <text:p>Filter version</text:p>
          </table:table-cell>
          <table:table-cell/>
          <table:table-cell office:value-type="string" calcext:value-type="string">
            <text:p>Margin condition</text:p>
          </table:table-cell>
          <table:table-cell/>
          <table:table-cell office:value-type="string" calcext:value-type="string">
            <text:p>Amount calculation</text:p>
          </table:table-cell>
          <table:table-cell table:number-columns-repeated="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cutout = 1        if self.currd - self.lct &gt;= timedelta(hours=cutout):            total_profit = sum([i[4]*i[6]*((self.crp[i[1]]/i[2]) - 1) for i in self.ap])            if total_profit &gt; 0:                self.cutoutclosed += len(self.ap)                self.cutoutindx += 1                self.lct = self.currd                self.close_positions()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o Fitle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if self.margin_balance &gt; 50: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if self.safe_balance/ (self.n * self.leverage)&lt; 1:</text:p>
            <text:p>            self.amount = 1</text:p>
            <text:p>        elif self.safe_balance/ (self.n * self.leverage) &gt; 200:</text:p>
            <text:p>            self.amount = 200</text:p>
            <text:p>        else:</text:p>
            <text:p>            self.amount = self.safe_balance/ (self.n * self.leverage)</text:p>
            <text:p/>
            <text:p/>
            <text:p>        if self.m == None:</text:p>
            <text:p>            take_profit_value = None</text:p>
            <text:p>        else:</text:p>
            <text:p>            take_profit_value = ((self.m/self.leverage) + 1) * self.crp[self.name]</text:p>
            <text:p>        </text:p>
            <text:p/>
            <text:p>        if self.amount &lt;= self.curr_balance: # if self.amount &lt;= self.safe_balance: !!! DON'T DELETE !!!</text:p>
            <text:p>            if self.curr_balance &lt; 0: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delay = 8        self.Filter = self.actdesk        for f in self.actdesk:            if f in [i[1] for i in self.ap]:                continue            for indx in self.position_history:                if self.position_history[indx].get('Name') == f:                    if (self.currd - self.position_history[indx].get('Buying_time', 0)) &lt; timedelta(hours=delay):                        break            else:                self.Filter.append(f)        return self.Filter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5:32:57.8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2T15:59:14.838000000</dc:date>
    <meta:editing-duration>PT9H5M10S</meta:editing-duration>
    <meta:editing-cycles>11</meta:editing-cycles>
    <meta:generator>LibreOffice/7.2.2.2$Windows_X86_64 LibreOffice_project/02b2acce88a210515b4a5bb2e46cbfb63fe97d56</meta:generator>
    <meta:document-statistic meta:table-count="3" meta:cell-count="150" meta:object-count="0"/>
  </office:meta>
</office:document-meta>
</file>